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-color="#3333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00cc0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marker-start-width="0.2cm" draw:marker-end-width="0.2cm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draw:fill-color="#3333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0099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7.112cm" svg:height="1.847cm" svg:x="9.906cm" svg:y="10.13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7.62cm" svg:x="12.573cm" svg:y="7.36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6.604cm" svg:height="5.588cm" svg:x="1.4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604cm" svg:height="6.604cm" svg:x="19.05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5" draw:text-style-name="P1" draw:layer="layout" svg:width="7.112cm" svg:height="1.847cm" svg:x="9.906cm" svg:y="10.1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78cm" svg:height="7.62cm" svg:x="12.573cm" svg:y="7.36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1" draw:layer="layout" svg:width="6.604cm" svg:height="6.604cm" svg:x="10.41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7.112cm" svg:height="1.847cm" svg:x="2.794cm" svg:y="4.0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78cm" svg:height="7.62cm" svg:x="5.461cm" svg:y="1.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5.08cm" svg:height="0.923cm" svg:x="21.59cm" svg:y="3.67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27cm" svg:height="3.81cm" svg:x="23.495cm" svg:y="2.28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1" draw:layer="layout" svg:width="6.604cm" svg:height="5.588cm" svg:x="11.176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1" draw:layer="layout" svg:width="3.81cm" svg:height="1.108cm" svg:x="1.27cm" svg:y="6.2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952cm" svg:height="4.572cm" svg:x="2.699cm" svg:y="4.57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01:43.925716197</meta:creation-date>
    <dc:date>2016-10-02T21:43:35.841451588</dc:date>
    <meta:editing-duration>PT4H44M26S</meta:editing-duration>
    <meta:editing-cycles>3</meta:editing-cycles>
    <meta:generator>LibreOffice/4.2.8.2$Linux_X86_64 LibreOffice_project/420m0$Build-2</meta:generator>
    <meta:document-statistic meta:object-count="48"/>
  </office:meta>
</office:document-meta>
</file>